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PHARM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8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SHI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6" office:value-type="float" office:value="8058288624" calcext:value-type="float">
            <text:p>8058288624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REMINDED HER OF MY PORTFOLIO.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DADA TAIWO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61806035" calcext:value-type="float">
            <text:p>8161806035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REMINDED HIM OF MY PORTFOLIO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NIYIDE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39317023" calcext:value-type="float">
            <text:p>8139317023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I REMINDED HER OF MY PORTFOLIO.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SOJIMI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65218788" calcext:value-type="float">
            <text:p>7065218788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I REMINDED HER OF MY PORTFOLIO.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OIZA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30259060" calcext:value-type="float">
            <text:p>8130259060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I REMINDED HIM OF MY PORTFOLIO. 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OLAWUYI</text:p>
          </table:table-cell>
          <table:table-cell table:style-name="ce5" office:value-type="string" calcext:value-type="string">
            <text:p>MOLLY SPECIALIST HOSPITAL</text:p>
          </table:table-cell>
          <table:table-cell table:style-name="ce5" office:value-type="string" calcext:value-type="string">
            <text:p>AARE BODIJA</text:p>
          </table:table-cell>
          <table:table-cell table:style-name="ce5" office:value-type="float" office:value="8061389641" calcext:value-type="float">
            <text:p>8061389641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SHE WAS INTRESTED IN CARDIOCAP, FRATONEBETIC, NERVERON ETC AND ASKED ME TO VISIT THE HOSPITAL HQTRS AT IDI-APE WHICH I DID AND I WAS ASKED TO SEND A PROPOSAL STATING MY PRODUCTS AND PRICES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ADEDOKUN</text:p>
          </table:table-cell>
          <table:table-cell table:style-name="ce5" office:value-type="string" calcext:value-type="string">
            <text:p>CMD</text:p>
          </table:table-cell>
          <table:table-cell table:style-name="ce5" office:value-type="string" calcext:value-type="string">
            <text:p>UI HEALTH CENTRE, IBADAN</text:p>
          </table:table-cell>
          <table:table-cell table:style-name="ce5" office:value-type="float" office:value="8039103956" calcext:value-type="float">
            <text:p>8039103956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REMINDED HIM OF FEEDBACKS PROMISED ON BPCAP AND NERVERON SAMPLES I GAVE TO HIM. HE IS YET TO SEND IT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VICTOR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CORPORATE EYE CLINIC, BODIJA</text:p>
          </table:table-cell>
          <table:table-cell table:style-name="ce5" office:value-type="float" office:value="9033349650" calcext:value-type="float">
            <text:p>9033349650</text:p>
          </table:table-cell>
          <table:table-cell table:style-name="ce5" office:value-type="string" calcext:value-type="string">
            <text:p>EYE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WAS TOLD BY HIS SENIOR COLLEAGUE THAT HE HAS BEEN HELPING ME IN PUSHING MY EYEMAX FORTE AND THE 10 PACKS SUPPLIED REMAINED 3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office:value-type="string" calcext:value-type="string">
            <text:p>DR EMMANUEL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EYEMASTERS EYE CLINIC, BODIJA</text:p>
          </table:table-cell>
          <table:table-cell table:style-name="ce5" office:value-type="float" office:value="8163223102" calcext:value-type="float">
            <text:p>8163223102</text:p>
          </table:table-cell>
          <table:table-cell table:style-name="ce5" office:value-type="string" calcext:value-type="string">
            <text:p>EYE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INFORM THE LAGOS BRANCH OF MY EYEMAX/FORTE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office:value-type="string" calcext:value-type="string">
            <text:p>DR VICTOR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EPIC EYE CARE CLINIC, IDI-APE</text:p>
          </table:table-cell>
          <table:table-cell table:style-name="ce5" office:value-type="float" office:value="8105979873" calcext:value-type="float">
            <text:p>8105979873</text:p>
          </table:table-cell>
          <table:table-cell table:style-name="ce5" office:value-type="string" calcext:value-type="string">
            <text:p>EYE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ASKED ME TO VISIT THE HQRTS IN DUGBE.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OLANREWAJU</text:p>
          </table:table-cell>
          <table:table-cell table:style-name="ce5" office:value-type="string" calcext:value-type="string">
            <text:p>MEDVILLE PHARMACY</text:p>
          </table:table-cell>
          <table:table-cell table:style-name="ce9" office:value-type="string" calcext:value-type="string">
            <text:p>OSUNTOKUN, IBADAN</text:p>
          </table:table-cell>
          <table:table-cell table:style-name="ce5" office:value-type="float" office:value="9095986842" calcext:value-type="float">
            <text:p>9095986842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HE ASKED ME TO MAKE SUPPLY OF SOME OF MY PRODUCTS BUT I WAS INFORMED THAT HIS PAYMENT IS VERY POOR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LAVISH</text:p>
          </table:table-cell>
          <table:table-cell table:style-name="ce5" office:value-type="string" calcext:value-type="string">
            <text:p>LAVISH PHARMACY</text:p>
          </table:table-cell>
          <table:table-cell table:style-name="ce9" office:value-type="string" calcext:value-type="string">
            <text:p>GATE, IBADAN</text:p>
          </table:table-cell>
          <table:table-cell table:style-name="ce6" office:value-type="float" office:value="8034868074" calcext:value-type="float">
            <text:p>8034868074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E IS NOT ON SIT. I WILL GET IN TOUCH WITH HIM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AMOO</text:p>
          </table:table-cell>
          <table:table-cell table:style-name="ce5" office:value-type="string" calcext:value-type="string">
            <text:p>GAAL PHARMACY</text:p>
          </table:table-cell>
          <table:table-cell table:style-name="ce9" office:value-type="string" calcext:value-type="string">
            <text:p>GATE, IBADAN</text:p>
          </table:table-cell>
          <table:table-cell table:style-name="ce6" office:value-type="float" office:value="8069472228" calcext:value-type="float">
            <text:p>806947222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E WAS INTRESTED IN A PACK OF CARDIOCAP AND NERVERON BUT CLAIMED THE PRICE IS HIGH FOR HIS AREA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DARA</text:p>
          </table:table-cell>
          <table:table-cell table:style-name="ce5" office:value-type="string" calcext:value-type="string">
            <text:p>DORCAS PHARMACY</text:p>
          </table:table-cell>
          <table:table-cell table:style-name="ce9" office:value-type="string" calcext:value-type="string">
            <text:p>GATE, IBADAN</text:p>
          </table:table-cell>
          <table:table-cell table:style-name="ce6" office:value-type="float" office:value="8161238123" calcext:value-type="float">
            <text:p>8161238123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E ASKED ME TO SEND MY PRICE LIST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ALAO-SALAAM</text:p>
          </table:table-cell>
          <table:table-cell table:style-name="ce5" office:value-type="string" calcext:value-type="string">
            <text:p>HAMGDALLIN PHARMACY</text:p>
          </table:table-cell>
          <table:table-cell table:style-name="ce9" office:value-type="string" calcext:value-type="string">
            <text:p>IDI-APE, IBADAN</text:p>
          </table:table-cell>
          <table:table-cell table:style-name="ce6" office:value-type="float" office:value="9038679929" calcext:value-type="float">
            <text:p>9038679929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PROMISED TO SEND HER A REMINDER SO AS TO HELP ME PUSH THE OLD STOCK THEY HAVE ON THEIR SHELF.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 BIMPE</text:p>
          </table:table-cell>
          <table:table-cell office:value-type="string" calcext:value-type="string">
            <text:p>EL-AID PHARMACY</text:p>
          </table:table-cell>
          <table:table-cell office:value-type="string" calcext:value-type="string">
            <text:p>CUSTOM, IBADAN</text:p>
          </table:table-cell>
          <table:table-cell office:value-type="float" office:value="8028327965" calcext:value-type="float">
            <text:p>8028327965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E WAS NOT ON SIT BUT I WILL REACH HER ON PHONE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3-01T10:24:58.996560605</dc:date>
    <meta:generator>LibreOffice/7.3.7.2$Linux_X86_64 LibreOffice_project/30$Build-2</meta:generator>
    <meta:editing-duration>PT2H6M37S</meta:editing-duration>
    <meta:editing-cycles>36</meta:editing-cycles>
    <meta:document-statistic meta:table-count="1" meta:cell-count="152" meta:object-count="0"/>
    <meta:user-defined meta:name="AppVersion">16.0300</meta:user-defined>
  </office:meta>
</office:document-meta>
</file>